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8-14" calcext:value-type="date">
            <text:p>14/08/2025</text:p>
          </table:table-cell>
          <table:table-cell table:style-name="ce67" office:value-type="float" office:value="0" calcext:value-type="float">
            <text:p>-</text:p>
          </table:table-cell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9-12" calcext:value-type="date">
            <text:p>12/09/2025</text:p>
          </table:table-cell>
          <table:table-cell table:style-name="ce67" office:value-type="float" office:value="0" calcext:value-type="float">
            <text:p>-</text:p>
          </table:table-cell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4" office:value-type="string" calcext:value-type="string">
            <text:p>Mens. 09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10-13" calcext:value-type="date">
            <text:p>13/10/2025</text:p>
          </table:table-cell>
          <table:table-cell table:style-name="ce67" office:value-type="float" office:value="0" calcext:value-type="float">
            <text:p>-</text:p>
          </table:table-cell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4" office:value-type="string" calcext:value-type="string">
            <text:p>Mens. 10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11-13" calcext:value-type="date">
            <text:p>13/11/2025</text:p>
          </table:table-cell>
          <table:table-cell table:style-name="ce67" office:value-type="float" office:value="0" calcext:value-type="float">
            <text:p>-</text:p>
          </table:table-cell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4" office:value-type="string" calcext:value-type="string">
            <text:p>Mens. 11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12-16" calcext:value-type="date">
            <text:p>16/12/2025</text:p>
          </table:table-cell>
          <table:table-cell table:style-name="ce67" office:value-type="float" office:value="0" calcext:value-type="float">
            <text:p>-</text:p>
          </table:table-cell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4" office:value-type="string" calcext:value-type="string">
            <text:p>Mens. 12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6-01-20" calcext:value-type="date">
            <text:p>20/01/2026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6-01-31" calcext:value-type="date">
            <text:p>31/01/2026</text:p>
          </table:table-cell>
          <table:table-cell table:style-name="ce54" office:value-type="string" calcext:value-type="string">
            <text:p>Mens. 01/2026 (A.C.)</text:p>
          </table:table-cell>
          <table:table-cell table:style-name="ce58" office:value-type="float" office:value="320" calcext:value-type="float">
            <text:p>32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6-02-18" calcext:value-type="date">
            <text:p>18/02/2026</text:p>
          </table:table-cell>
          <table:table-cell table:style-name="ce67" table:formula="of:=[.C8]-[.F8]" office:value-type="float" office:value="20" calcext:value-type="float">
            <text:p>2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6-02-28" calcext:value-type="date">
            <text:p>28/02/2026</text:p>
          </table:table-cell>
          <table:table-cell table:style-name="ce54" office:value-type="string" calcext:value-type="string">
            <text:p>Mens. 02/2026 (A.C.)</text:p>
          </table:table-cell>
          <table:table-cell table:style-name="ce58" office:value-type="float" office:value="320" calcext:value-type="float">
            <text:p>32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9]-[.F9]" office:value-type="float" office:value="320" calcext:value-type="float">
            <text:p>32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9])" office:value-type="float" office:value="340" calcext:value-type="float">
            <text:p>34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54.107955482">00:00:00</text:time></text:span><text:span text:style-name="MT2"><text:s/></text:span></text:p>
        </style:region-center>
        <style:region-right>
          <text:p><text:span text:style-name="MT4">Justo Gás e Água Ibiúna Soc. Un. Ltda.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sto Gás e Água Ibiúna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54.11010757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6-03-02T11:12:54.405244216</dc:date>
    <meta:print-date>2019-12-18T08:56:40.082000000</meta:print-date>
    <dc:language>pt-PT</dc:language>
    <meta:editing-cycles>678</meta:editing-cycles>
    <meta:editing-duration>PT21H33M37S</meta:editing-duration>
    <meta:document-statistic meta:table-count="1" meta:cell-count="70" meta:object-count="0"/>
    <meta:user-defined meta:name="Info 0"/>
    <meta:user-defined meta:name="Info 1"/>
    <meta:user-defined meta:name="Info 2"/>
    <meta:user-defined meta:name="Info 3"/>
  </office:meta>
</office:document-meta>
</file>